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profilefriends</text:p>
      <text:p text:style-name="P1"/>
      <text:p text:style-name="P3">THIS MODUL IS USED IN friends.html, THAT LOAD THE SCRIPTS OF THIS MODULE</text:p>
      <text:p text:style-name="P3"><text:s/>IN friends.html WHEN YOU PRESS THE BUTTON Show Profile (CLASS mySubmitFriendProfile) IT CALL THE FUNCTIONS profileShowFriend(myfriendid) AND profileShowMyFriendsPosts(myfriendid) FROM THIS MODULE.</text:p>
      <text:p text:style-name="P1"/>
      <text:p text:style-name="Standard"><text:span text:style-name="T1">ProfileFriendsShowMyFriendsProfile.js</text:span>: is the start of everything. Show my friend posts and profile .</text:p>
      <text:p text:style-name="Standard"/>
      <text:list xml:id="list31387548" text:style-name="L1">
        <text:list-item>
          <text:p text:style-name="P2"><text:span text:style-name="T2">POST</text:span>(profileFriendsShowMyFriendPosts.php)</text:p>
        </text:list-item>
        <text:list-item>
          <text:p text:style-name="P2"><text:span text:style-name="T2">POST</text:span>(profileFriendsShowMyFriendsProfile.php)</text:p>
        </text:list-item>
      </text:list>
      <text:p text:style-name="Standard"/>
      <text:p text:style-name="Standard"/>
      <text:p text:style-name="Standard"/>
      <text:p text:style-name="Standard"/>
      <text:p text:style-name="Standard">profileFriendsTranslator</text:p>
      <text:p text:style-name="Standard"/>
      <text:p text:style-name="Standard">LanguageSpanishFriendButtonsTransl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M57S</meta:editing-duration>
    <meta:editing-cycles>6</meta:editing-cycles>
    <meta:generator>OpenOffice.org/3.3$Win32 OpenOffice.org_project/330m20$Build-9567</meta:generator>
    <dc:date>2014-04-29T11:22:06.07</dc:date>
    <meta:document-statistic meta:table-count="0" meta:image-count="0" meta:object-count="0" meta:page-count="1" meta:paragraph-count="8" meta:word-count="52" meta:character-count="534"/>
    <meta:user-defined meta:name="Info 1"/>
    <meta:user-defined meta:name="Info 2"/>
    <meta:user-defined meta:name="Info 3"/>
    <meta:user-defined meta:name="Info 4"/>
  </office:meta>
</office:document-meta>
</file>